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Pilzsuche</text:p>
      <text:p text:style-name="P2"><text:bookmark text:name="bjia7"/><text:bookmark text:name="bjia8"/><text:bookmark text:name="bjia9"/></text:p>
      <text:p text:style-name="P2"><text:bookmark text:name="bjia10"/><text:bookmark text:name="bjia11"/>Beschreibung</text:p>
      <text:p text:style-name="P1">Der Jäger Dago benötigt einige essbare Pilze für den Herzog von Talras.</text:p>
      <text:p text:style-name="P1"><text:bookmark text:name="bjia13"/><text:bookmark text:name="bjia14"/></text:p>
      <text:p text:style-name="P2"><text:bookmark text:name="bjia15"/><text:bookmark text:name="bjia16"/>Typ</text:p>
      <text:p text:style-name="P1">Sekundär</text:p>
      <text:p text:style-name="P1"/>
      <text:p text:style-name="P2"><text:bookmark text:name="bjia18"/><text:bookmark text:name="x9n43"/>Auftraggeber</text:p>
      <text:p text:style-name="P1">Dago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1">Vor Talras liegen an verschiedenen Stellen immer wiederkehrende essbare und nicht essbare bzw. giftige Pilze, die jeder Charakter einsammeln kann. Sechs essbare Pilze sind genug.<text:line-break/>Die Pilze müssen nicht auf einmal bei Dago abgegeben werden.</text:p>
      <text:p text:style-name="P1"><text:bookmark text:name="bjia185"/><text:bookmark text:name="bjia19"/></text:p>
      <text:p text:style-name="P2"><text:bookmark text:name="bjia20"/><text:bookmark text:name="bjia21"/>Ziele</text:p>
      <text:list xml:id="list834884028" text:style-name="L1">
        <text:list-item>
          <text:p text:style-name="P6"><text:bookmark text:name="q_5s0"/>Sammle einige essbare Pilze für Dago.</text:p>
        </text:list-item>
      </text:list>
      <text:p text:style-name="P1"/>
      <text:p text:style-name="P3">Belohnungen</text:p>
      <text:list xml:id="list255690444" text:style-name="L2">
        <text:list-item>
          <text:p text:style-name="P7">50 Erfahrung</text:p>
        </text:list-item>
        <text:list-item>
          <text:p text:style-name="P7">10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18T18:38:16</meta:creation-date>
    <dc:language>en-US</dc:language>
    <meta:editing-cycles>10</meta:editing-cycles>
    <meta:editing-duration>PT03H42M30S</meta:editing-duration>
    <meta:initial-creator>Tamino Dauth</meta:initial-creator>
    <dc:date>2010-02-19T09:52:35</dc:date>
    <dc:creator>Tamino Dauth</dc:creator>
    <meta:document-statistic meta:table-count="0" meta:image-count="0" meta:object-count="0" meta:page-count="1" meta:paragraph-count="15" meta:word-count="70" meta:character-count="450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